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8ae7" officeooo:paragraph-rsid="00178ae7"/>
    </style:style>
    <style:style style:name="P2" style:family="paragraph" style:parent-style-name="Standard">
      <style:paragraph-properties fo:text-align="center" style:justify-single-word="false"/>
      <style:text-properties fo:font-weight="bold" officeooo:rsid="00178ae7" officeooo:paragraph-rsid="00178ae7" style:font-weight-asian="bold" style:font-weight-complex="bold"/>
    </style:style>
    <style:style style:name="P3" style:family="paragraph" style:parent-style-name="Standard">
      <style:paragraph-properties fo:text-align="center" style:justify-single-word="false"/>
      <style:text-properties fo:font-weight="bold" officeooo:rsid="024b82d2" officeooo:paragraph-rsid="00178ae7" style:font-weight-asian="bold" style:font-weight-complex="bold"/>
    </style:style>
    <style:style style:name="P4" style:family="paragraph" style:parent-style-name="Standard">
      <style:paragraph-properties fo:text-align="start" style:justify-single-word="false"/>
      <style:text-properties fo:font-size="14pt" fo:font-weight="bold" officeooo:rsid="00178ae7" officeooo:paragraph-rsid="00178ae7"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21d92ae" officeooo:paragraph-rsid="021d92ae"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21f3c28" officeooo:paragraph-rsid="021f3c28"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178ae7" officeooo:paragraph-rsid="00178ae7"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style="normal" fo:font-weight="bold" officeooo:rsid="0037bb71" officeooo:paragraph-rsid="005afc0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2pt" fo:font-style="italic" fo:font-weight="bold" officeooo:rsid="005afc0d" officeooo:paragraph-rsid="005afc0d" style:font-size-asian="10.5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weight="normal" officeooo:rsid="0020bf10" officeooo:paragraph-rsid="00184f5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normal" fo:font-weight="normal" officeooo:rsid="0037bb71" officeooo:paragraph-rsid="0020bf1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16783a8" officeooo:paragraph-rsid="01bbf76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bb0335" officeooo:paragraph-rsid="00b960b0"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19edf18" officeooo:paragraph-rsid="019d417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officeooo:paragraph-rsid="00184f59"/>
    </style:style>
    <style:style style:name="P16" style:family="paragraph" style:parent-style-name="Standard">
      <style:paragraph-properties fo:text-align="start" style:justify-single-word="false"/>
      <style:text-properties officeooo:paragraph-rsid="0082a770"/>
    </style:style>
    <style:style style:name="P17" style:family="paragraph" style:parent-style-name="Standard">
      <style:paragraph-properties fo:text-align="start" style:justify-single-word="false"/>
      <style:text-properties officeooo:paragraph-rsid="00bf661d"/>
    </style:style>
    <style:style style:name="P18" style:family="paragraph" style:parent-style-name="Standard">
      <style:paragraph-properties fo:text-align="start" style:justify-single-word="false"/>
      <style:text-properties officeooo:paragraph-rsid="017068dc"/>
    </style:style>
    <style:style style:name="P19" style:family="paragraph" style:parent-style-name="Standard">
      <style:paragraph-properties fo:text-align="start" style:justify-single-word="false"/>
      <style:text-properties officeooo:paragraph-rsid="0204f8fa"/>
    </style:style>
    <style:style style:name="P20" style:family="paragraph" style:parent-style-name="Standard">
      <style:paragraph-properties fo:text-align="start" style:justify-single-word="false"/>
      <style:text-properties officeooo:paragraph-rsid="01874a27"/>
    </style:style>
    <style:style style:name="P21" style:family="paragraph" style:parent-style-name="Standard">
      <style:paragraph-properties fo:text-align="start" style:justify-single-word="false"/>
      <style:text-properties officeooo:paragraph-rsid="0262860d"/>
    </style:style>
    <style:style style:name="P22" style:family="paragraph" style:parent-style-name="Standard">
      <style:paragraph-properties fo:text-align="center" style:justify-single-word="false"/>
      <style:text-properties fo:font-size="18pt" fo:font-weight="bold" officeooo:rsid="0221bbfa" officeooo:paragraph-rsid="0221bbfa" style:font-size-asian="15.75pt" style:font-weight-asian="bold" style:font-size-complex="18pt" style:font-weight-complex="bold"/>
    </style:style>
    <style:style style:name="P23" style:family="paragraph" style:parent-style-name="Standard">
      <style:paragraph-properties fo:text-align="center" style:justify-single-word="false"/>
      <style:text-properties fo:font-size="24pt" fo:font-weight="bold" officeooo:rsid="021c3dfc" officeooo:paragraph-rsid="021c3dfc"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221bbfa" officeooo:paragraph-rsid="0221bbfa" style:font-size-asian="24pt" style:font-weight-asian="bold" style:font-size-complex="24pt" style:font-weight-complex="bold"/>
    </style:style>
    <style:style style:name="P25" style:family="paragraph" style:parent-style-name="Standard">
      <style:paragraph-properties fo:text-align="start" style:justify-single-word="false"/>
      <style:text-properties fo:color="#000000" officeooo:paragraph-rsid="0204f8fa"/>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Standard" style:list-style-name="L2">
      <style:paragraph-properties fo:text-align="start" style:justify-single-word="false"/>
      <style:text-properties fo:font-size="12pt" fo:font-style="normal" fo:font-weight="normal" officeooo:rsid="00b13473" officeooo:paragraph-rsid="02b8dda2" style:font-size-asian="10.5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start" style:justify-single-word="false"/>
      <style:text-properties fo:font-size="12pt" fo:font-style="normal" fo:font-weight="normal" officeooo:rsid="00b2e00e" officeooo:paragraph-rsid="02b8dda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21753cc" officeooo:paragraph-rsid="0204f8f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be6892" officeooo:paragraph-rsid="00c197f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officeooo:paragraph-rsid="005afc0d"/>
    </style:style>
    <style:style style:name="P33" style:family="paragraph" style:parent-style-name="Standard">
      <style:paragraph-properties fo:text-align="start" style:justify-single-word="false"/>
      <style:text-properties officeooo:paragraph-rsid="0020bf10"/>
    </style:style>
    <style:style style:name="P34" style:family="paragraph" style:parent-style-name="Standard">
      <style:paragraph-properties fo:text-align="start" style:justify-single-word="false"/>
      <style:text-properties officeooo:paragraph-rsid="0283bf7e"/>
    </style:style>
    <style:style style:name="P35" style:family="paragraph" style:parent-style-name="Standard">
      <style:paragraph-properties fo:text-align="start" style:justify-single-word="false"/>
      <style:text-properties officeooo:paragraph-rsid="01dd0615"/>
    </style:style>
    <style:style style:name="P36" style:family="paragraph" style:parent-style-name="Standard">
      <style:paragraph-properties fo:text-align="start" style:justify-single-word="false"/>
      <style:text-properties officeooo:paragraph-rsid="02ad9bf2"/>
    </style:style>
    <style:style style:name="P37" style:family="paragraph" style:parent-style-name="Standard">
      <style:paragraph-properties fo:text-align="start" style:justify-single-word="false"/>
      <style:text-properties officeooo:paragraph-rsid="02adfb78"/>
    </style:style>
    <style:style style:name="P38" style:family="paragraph" style:parent-style-name="Standard">
      <style:paragraph-properties fo:text-align="start" style:justify-single-word="false"/>
      <style:text-properties officeooo:paragraph-rsid="02b76644"/>
    </style:style>
    <style:style style:name="P39" style:family="paragraph" style:parent-style-name="Standard">
      <style:paragraph-properties fo:text-align="start" style:justify-single-word="false"/>
      <style:text-properties officeooo:paragraph-rsid="02bad407"/>
    </style:style>
    <style:style style:name="P40" style:family="paragraph" style:parent-style-name="Standard">
      <style:paragraph-properties fo:text-align="start" style:justify-single-word="false"/>
      <style:text-properties officeooo:paragraph-rsid="02c41832"/>
    </style:style>
    <style:style style:name="P41" style:family="paragraph" style:parent-style-name="Standard">
      <style:paragraph-properties fo:text-align="start" style:justify-single-word="false"/>
      <style:text-properties officeooo:paragraph-rsid="02c51d59"/>
    </style:style>
    <style:style style:name="P42" style:family="paragraph" style:parent-style-name="Standard">
      <style:paragraph-properties fo:text-align="start" style:justify-single-word="false"/>
      <style:text-properties officeooo:paragraph-rsid="02dfdf73"/>
    </style:style>
    <style:style style:name="P43" style:family="paragraph" style:parent-style-name="Standard">
      <style:paragraph-properties fo:text-align="center" style:justify-single-word="false"/>
      <style:text-properties fo:font-size="10pt" fo:font-style="italic" fo:font-weight="normal" officeooo:rsid="025e6cc5" officeooo:paragraph-rsid="025e6cc5" style:font-size-asian="8.75pt" style:font-style-asian="italic" style:font-weight-asian="normal" style:font-size-complex="10pt" style:font-style-complex="italic" style:font-weight-complex="normal"/>
    </style:style>
    <style:style style:name="P44" style:family="paragraph" style:parent-style-name="Standard">
      <style:paragraph-properties fo:text-align="start" style:justify-single-word="false"/>
      <style:text-properties fo:font-size="10pt" fo:font-style="italic" fo:font-weight="normal" officeooo:rsid="025e6cc5" officeooo:paragraph-rsid="005afc0d" style:font-size-asian="8.75pt" style:font-style-asian="italic" style:font-weight-asian="normal" style:font-size-complex="10pt" style:font-style-complex="italic" style:font-weight-complex="normal"/>
    </style:style>
    <style:style style:name="P45" style:family="paragraph" style:parent-style-name="Standard" style:list-style-name="L2">
      <style:paragraph-properties fo:text-align="start" style:justify-single-word="false"/>
      <style:text-properties officeooo:rsid="00b2e00e" officeooo:paragraph-rsid="02b8dda2"/>
    </style:style>
    <style:style style:name="P46" style:family="paragraph" style:parent-style-name="Standard">
      <style:paragraph-properties fo:text-align="start" style:justify-single-word="false"/>
      <style:text-properties officeooo:rsid="00b2e00e" officeooo:paragraph-rsid="02b8dda2"/>
    </style:style>
    <style:style style:name="P47" style:family="paragraph" style:parent-style-name="Standard">
      <style:paragraph-properties fo:text-align="start" style:justify-single-word="false"/>
      <style:text-properties officeooo:rsid="005afc0d" officeooo:paragraph-rsid="005afc0d"/>
    </style:style>
    <style:style style:name="P48" style:family="paragraph" style:parent-style-name="Standard">
      <style:paragraph-properties fo:text-align="center" style:justify-single-word="false"/>
      <style:text-properties officeooo:paragraph-rsid="00f57dc8"/>
    </style:style>
    <style:style style:name="T1" style:family="text">
      <style:text-properties fo:font-size="12pt" fo:font-weight="normal" officeooo:rsid="00184f59" style:font-size-asian="10.5pt" style:font-weight-asian="normal" style:font-size-complex="12pt" style:font-weight-complex="normal"/>
    </style:style>
    <style:style style:name="T2" style:family="text">
      <style:text-properties fo:font-size="12pt" fo:font-weight="normal" officeooo:rsid="001ed3aa" style:font-size-asian="10.5pt" style:font-weight-asian="normal" style:font-size-complex="12pt" style:font-weight-complex="normal"/>
    </style:style>
    <style:style style:name="T3" style:family="text">
      <style:text-properties fo:font-size="12pt" fo:font-weight="normal" officeooo:rsid="0020bf10" style:font-size-asian="10.5pt" style:font-weight-asian="normal" style:font-size-complex="12pt" style:font-weight-complex="normal"/>
    </style:style>
    <style:style style:name="T4" style:family="text">
      <style:text-properties fo:font-size="12pt" fo:font-weight="normal" officeooo:rsid="00223195" style:font-size-asian="10.5pt" style:font-weight-asian="normal" style:font-size-complex="12pt" style:font-weight-complex="normal"/>
    </style:style>
    <style:style style:name="T5" style:family="text">
      <style:text-properties fo:font-size="12pt" fo:font-weight="normal" officeooo:rsid="002e730a" style:font-size-asian="10.5pt" style:font-weight-asian="normal" style:font-size-complex="12pt" style:font-weight-complex="normal"/>
    </style:style>
    <style:style style:name="T6" style:family="text">
      <style:text-properties fo:font-size="12pt" fo:font-weight="normal" officeooo:rsid="00432b82" style:font-size-asian="10.5pt" style:font-weight-asian="normal" style:font-size-complex="12pt" style:font-weight-complex="normal"/>
    </style:style>
    <style:style style:name="T7" style:family="text">
      <style:text-properties fo:font-size="12pt" fo:font-weight="normal" officeooo:rsid="0066019e" style:font-size-asian="10.5pt" style:font-weight-asian="normal" style:font-size-complex="12pt" style:font-weight-complex="normal"/>
    </style:style>
    <style:style style:name="T8" style:family="text">
      <style:text-properties fo:font-size="12pt" fo:font-weight="normal" officeooo:rsid="02ac1031" style:font-size-asian="10.5pt" style:font-weight-asian="normal" style:font-size-complex="12pt" style:font-weight-complex="normal"/>
    </style:style>
    <style:style style:name="T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184f59" style:font-size-asian="10.5pt" style:font-style-asian="italic" style:font-weight-asian="normal" style:font-size-complex="12pt" style:font-style-complex="italic" style:font-weight-complex="normal"/>
    </style:style>
    <style:style style:name="T11" style:family="text">
      <style:text-properties fo:font-size="12pt" fo:font-style="italic" fo:font-weight="normal" officeooo:rsid="00223195"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26c23f6"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270a9b8"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2736311"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279ef0e" style:font-size-asian="10.5pt" style:font-style-asian="italic" style:font-weight-asian="normal" style:font-size-complex="12pt" style:font-style-complex="italic" style:font-weight-complex="normal"/>
    </style:style>
    <style:style style:name="T16" style:family="text">
      <style:text-properties fo:font-size="12pt" fo:font-style="italic" fo:font-weight="normal" officeooo:rsid="027ba239"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2866f0b"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28862b2"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28aa9e0"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officeooo:rsid="02a1c6d8" style:font-size-asian="10.5pt" style:font-style-asian="italic" style:font-weight-asian="normal" style:font-size-complex="12pt" style:font-style-complex="italic" style:font-weight-complex="normal"/>
    </style:style>
    <style:style style:name="T21" style:family="text">
      <style:text-properties fo:font-size="12pt" fo:font-style="italic" fo:font-weight="normal" officeooo:rsid="02b37002" style:font-size-asian="10.5pt" style:font-style-asian="italic" style:font-weight-asian="normal" style:font-size-complex="12pt" style:font-style-complex="italic" style:font-weight-complex="normal"/>
    </style:style>
    <style:style style:name="T22" style:family="text">
      <style:text-properties fo:font-size="12pt" fo:font-style="italic" fo:font-weight="normal" officeooo:rsid="02c41832"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2dfdf73"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21753cc" style:font-size-asian="10.5pt" style:font-style-asian="normal" style:font-weight-asian="normal" style:font-size-complex="12pt" style:font-style-complex="normal" style:font-weight-complex="normal"/>
    </style:style>
    <style:style style:name="T25" style:family="text">
      <style:text-properties fo:font-size="12pt" fo:font-style="italic" fo:font-weight="bold" officeooo:rsid="00b4183f" style:font-size-asian="12pt" style:font-style-asian="italic" style:font-weight-asian="bold" style:font-size-complex="12pt" style:font-style-complex="italic" style:font-weight-complex="bold"/>
    </style:style>
    <style:style style:name="T26" style:family="text">
      <style:text-properties fo:font-size="12pt" fo:font-style="italic" fo:font-weight="bold" officeooo:rsid="00bf661d" style:font-size-asian="12pt" style:font-style-asian="italic" style:font-weight-asian="bold" style:font-size-complex="12pt" style:font-style-complex="italic" style:font-weight-complex="bold"/>
    </style:style>
    <style:style style:name="T27" style:family="text">
      <style:text-properties fo:font-size="12pt" fo:font-style="italic" fo:font-weight="bold" style:font-size-asian="10.5pt" style:font-style-asian="italic" style:font-weight-asian="bold" style:font-size-complex="12pt" style:font-style-complex="italic" style:font-weight-complex="bold"/>
    </style:style>
    <style:style style:name="T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e730a"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7bb71"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c85a8"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aa52aa"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b4183f"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be6892"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f43d14"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145c742"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1a3f454"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202de21"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21753cc"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2617702"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26c23f6"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270a9b8"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2736311"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274d608"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27656d9"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27722b6"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277d9c0"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278bfec"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279ef0e"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27b8b6a"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27ba239"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27c83e2"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27df3a3"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27e6a9d"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27ed98f"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809642"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818677"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2821125"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283bf7e"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2850f6b"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2866f0b"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28862b2"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289bd24"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28aa9e0"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28d9812"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28e62a7"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2992eb6"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29a55a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2a15be8"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2a1c6d8"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2a3bcd3"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2a54500"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2a69653"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2a80282"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2a80893"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a956fb"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2ab10a2"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2abca35"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ac1031"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2ad9bf2"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ade5b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aeef8a"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2afc6cf"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2b12713"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2b27988"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2b2a954"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2b37002"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2adfb78"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b4bb8a"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b63c17"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2bb791a"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2bad407"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2be0930"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2bfed8c"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2c14942"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2c41832"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2c51d59"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2c6b925"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2c83844"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2c86276"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2c9c819"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2cb7c63"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2cbb9f6"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2cd66b6"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2cdaccb"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2d0ab82"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2d38ab2"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2d4347b"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2d44aa4"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2d50bff"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2d62fcb"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2d78c17"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2d78c85"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2d8bfcd"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2d9fe33"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2dbc0af"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2dc31bc"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2dfdf73"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2e31296"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2e4ecf6" style:font-size-asian="10.5pt" style:font-style-asian="normal" style:font-weight-asian="normal" style:font-size-complex="12pt" style:font-style-complex="normal" style:font-weight-complex="normal"/>
    </style:style>
    <style:style style:name="T121" style:family="text">
      <style:text-properties fo:font-size="14pt" fo:font-style="normal" fo:font-weight="bold" officeooo:rsid="0037bb71" style:font-size-asian="14pt" style:font-style-asian="normal" style:font-weight-asian="bold" style:font-size-complex="14pt" style:font-style-complex="normal" style:font-weight-complex="bold"/>
    </style:style>
    <style:style style:name="T122" style:family="text">
      <style:text-properties fo:font-size="14pt" fo:font-style="normal" fo:font-weight="bold" officeooo:rsid="0082a770" style:font-size-asian="14pt" style:font-style-asian="normal" style:font-weight-asian="bold" style:font-size-complex="14pt" style:font-style-complex="normal" style:font-weight-complex="bold"/>
    </style:style>
    <style:style style:name="T123" style:family="text">
      <style:text-properties fo:font-size="14pt" fo:font-style="normal" fo:font-weight="bold" officeooo:rsid="01711156"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16783a8"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1874a27"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263eaf1" style:font-size-asian="14pt" style:font-style-asian="normal" style:font-weight-asian="bold" style:font-size-complex="14pt" style:font-style-complex="normal" style:font-weight-complex="bold"/>
    </style:style>
    <style:style style:name="T127" style:family="text">
      <style:text-properties officeooo:rsid="005afc0d"/>
    </style:style>
    <style:style style:name="T128" style:family="text">
      <style:text-properties officeooo:rsid="021f76e6"/>
    </style:style>
    <style:style style:name="T129" style:family="text">
      <style:text-properties officeooo:rsid="0220a3cc"/>
    </style:style>
    <style:style style:name="T130" style:family="text">
      <style:text-properties officeooo:rsid="026a498c"/>
    </style:style>
    <style:style style:name="T131" style:family="text">
      <style:text-properties officeooo:rsid="02dfdf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3">Operating System Principles</text:p>
      <text:p text:style-name="P23">Assignment <text:span text:style-name="T130">2</text:span>: <text:span text:style-name="T130">Multithreaded </text:span>Segmented Memory Allocator</text:p>
      <text:p text:style-name="P24">By Jesse Buhagiar</text:p>
      <text:p text:style-name="P22"/>
      <text:p text:style-name="P5">Lecture time: Friday 3:30<text:span text:style-name="T128">pm</text:span></text:p>
      <text:p text:style-name="P6">Lab time: Friday 11:30<text:span text:style-name="T129">pm</text:span></text:p>
      <text:p text:style-name="P5">Lab tutor: Paul Mill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6">Introduction<text:tab/>2</text:p>
          <text:p text:style-name="P26">Allocator Design<text:tab/>3</text:p>
          <text:p text:style-name="P26">Experiment<text:tab/>4</text:p>
          <text:p text:style-name="P27">Experiment Data<text:tab/>4</text:p>
          <text:p text:style-name="P27">Experiment Method<text:tab/>4</text:p>
          <text:p text:style-name="P27">Timing Analysis<text:tab/>5</text:p>
          <text:p text:style-name="P26">Recommended Improvements<text:tab/>5</text:p>
          <text:p text:style-name="P26">Conclusion<text:tab/>5</text:p>
          <text:p text:style-name="P26">References<text:tab/>5</text:p>
        </text:index-body>
      </text:table-of-content>
      <text:p text:style-name="P2"/>
      <text:p text:style-name="P7"/>
      <text:p text:style-name="P7"/>
      <text:p text:style-name="P7"/>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alphabetical-index-mark-start text:id="IMark94664343923752"/><text:toc-mark-start text:id="IMark94664388131416" text:outline-level="1"/>Introduction<text:toc-mark-end text:id="IMark94664388131416"/><text:alphabetical-index-mark-end text:id="IMark94664343923752"/>:</text:p>
      <text:p text:style-name="P15"><text:span text:style-name="T1">At its core, an Operating System is nothing more than a resource manager, whether that resource be hardware devices, or time, efficient and correct resource management is one of the funamental challenges of any high performance OS. Probably the most important resource out of all of these is the system’s </text:span><text:span text:style-name="T10">main memory</text:span><text:span text:style-name="T1">, more commonly referred to as “Random Access Memory” or RAM for short. </text:span><text:soft-page-break/><text:span text:style-name="T1">The system’s main memory is where all processes are loaded to, where all variables in a currently running process are stored </text:span><text:span text:style-name="T2">and where the kernel itself resides, hence correct allocation and maintenance is </text:span><text:span text:style-name="T3">of the utmost importance. <text:s/></text:span><text:span text:style-name="T6">The idea of the memory allocator itself is to service a memory request that a program may have, of any size. This is achieved by portioning off the memory into “blocks” and returning a pointer to the data to the caller.</text:span></text:p>
      <text:p text:style-name="P10"/>
      <text:p text:style-name="P33"><text:span text:style-name="T3">There are many different algorithms in which the s</text:span><text:span text:style-name="T5">ystem</text:span><text:span text:style-name="T3"> can manage the memory installed in the system, </text:span><text:span text:style-name="T4">each having its own performance gains and pitfalls</text:span><text:span text:style-name="T3">. For example, Linux</text:span><text:span text:style-name="T7">(in the kernel, however the concept is still revelant to the discussion)</text:span><text:span text:style-name="T3"> uses the </text:span><text:span text:style-name="T11">Buddy Allocation Scheme, </text:span><text:span text:style-name="T29">where each block is subdivided down into equal halves[1]</text:span><text:span text:style-name="T40">[2]</text:span><text:span text:style-name="T29">, </text:span><text:span text:style-name="T31">which attempts to minimise the amount of external fragmentation. </text:span></text:p>
      <text:p text:style-name="P33"><text:span text:style-name="T30"/></text:p>
      <text:p text:style-name="P36"><text:span text:style-name="T30">M</text:span><text:span text:style-name="T41">odern CPUs are designed to be </text:span><text:span text:style-name="T12">very </text:span><text:span text:style-name="T41">good at doing more than one thing at a time. </text:span><text:span text:style-name="T42">Since the advent of multicore processors (such as IBM’s </text:span><text:span text:style-name="T13">POWER4 </text:span><text:span text:style-name="T42">and Intel’s </text:span><text:span text:style-name="T13">Core 2 Duo</text:span><text:span text:style-name="T42">), </text:span><text:span text:style-name="T43">there have been many great advances in t</text:span><text:span text:style-name="T45">opics</text:span><text:span text:style-name="T44"> </text:span><text:span text:style-name="T43">such as </text:span><text:span text:style-name="T14">Symmetric Multiprocessing (SMP)</text:span><text:span text:style-name="T43">, </text:span><text:span text:style-name="T46">cores per processor, and the way multiple cores are handled by an Operating System. It is not u</text:span><text:span text:style-name="T47">ncommon to find systems today with </text:span><text:span text:style-name="T48">6 </text:span><text:span text:style-name="T49">or even </text:span><text:span text:style-name="T50">32 </text:span><text:span text:style-name="T49">cores per </text:span><text:span text:style-name="T15">s</text:span><text:span text:style-name="T16">ingle </text:span><text:span text:style-name="T51">CPU. </text:span><text:span text:style-name="T52">This means that a </text:span><text:span text:style-name="T53">program </text:span><text:span text:style-name="T54">can have multiple “</text:span><text:span text:style-name="T57">threads” of execution</text:span><text:span text:style-name="T55"> run simultaneously</text:span><text:span text:style-name="T56"> </text:span><text:span text:style-name="T58">in a single program, which may or may not scale per the amount of cores in the system (it depends on how the underlying OS designs to handle it). </text:span><text:span text:style-name="T77">As this is the case, code must be considered “thread-safe” so that it may be safely used in this new, c</text:span><text:span text:style-name="T78">oncurrent environment. </text:span><text:span text:style-name="T79">The definition of “thread-safety” in this context is that “</text:span><text:span text:style-name="Citation"><text:span text:style-name="T8">A procedure is thread safe when the procedure is logically correct when executed simultaneously by several threads.</text:span></text:span><text:span text:style-name="Citation"><text:span text:style-name="T79">”. </text:span></text:span></text:p>
      <text:p text:style-name="P36"><text:span text:style-name="Citation"><text:span text:style-name="T79"/></text:span></text:p>
      <text:p text:style-name="P36"><text:span text:style-name="Citation"><text:span text:style-name="T80">Since Assignment 1, the Allocator has been made multithreaded so that multiple threads may now use it without any of these unintended side effects, </text:span></text:span><text:span text:style-name="Citation"><text:span text:style-name="T81">all the while gaining the benefits of concurrency.</text:span></text:span></text:p>
      <text:p text:style-name="P11"/>
      <text:p text:style-name="P16"><text:toc-mark-start text:id="IMark94664385872728" text:outline-level="1"/><text:alphabetical-index-mark-start text:id="IMark94664381110248"/><text:span text:style-name="T121">A</text:span><text:span text:style-name="T122">llocator Design</text:span><text:alphabetical-index-mark-end text:id="IMark94664381110248"/><text:toc-mark-end text:id="IMark94664385872728"/><text:span text:style-name="T121">:</text:span></text:p>
      <text:p text:style-name="P34"><text:span text:style-name="T32">T</text:span><text:span text:style-name="T59">he design of the allocator hasn’t changed much since the initial revision </text:span><text:span text:style-name="T60">(albeit a cleanup of the codebase to make refactoring/adding new features much simpler). </text:span><text:span text:style-name="T61">The most significant difference is the addition of custom </text:span><text:span text:style-name="T17">read/write locks</text:span><text:span text:style-name="T61">, </text:span><text:span text:style-name="T62">which is what allows the allocator to be “thread-safe” in a multithreaded program. A </text:span><text:span text:style-name="T18">read/write lock </text:span><text:span text:style-name="T62">works on the principle that for any one piece of (shared) data, there will always be readers and there will always be writers </text:span><text:span text:style-name="T64">(hereafter defined as an </text:span><text:span text:style-name="T19">accesor</text:span><text:span text:style-name="T64">)</text:span><text:span text:style-name="T62">, however, to ensure d</text:span><text:span text:style-name="T63">ata integrity, only one type of accessor may only be all</text:span><text:span text:style-name="T65">owed to access the data at a</text:span><text:span text:style-name="T66">ny given time.</text:span><text:span text:style-name="T67"> As execution is happening at the same time (due to the fact multiple threads are running concurrently), if a write</text:span><text:span text:style-name="T68">r </text:span><text:span text:style-name="T69">happens to update the data, the reader, (due to the way computer memory works) may not see the updated state, and hence work on a corrupt version. At this point, it is safe to assume that the program has “lost control” </text:span><text:span text:style-name="T70">and t</text:span><text:span text:style-name="T71">hus,</text:span><text:span text:style-name="T70"> a call to </text:span><text:span text:style-name="T20">abort()</text:span><text:span text:style-name="T70"> </text:span><text:span text:style-name="T71">may need to be made. In the case of the allocator, l</text:span><text:span text:style-name="T72">et’s say a writer takes a block from the free list and puts it onto the allocated list w</text:span><text:span text:style-name="T73">hile a reader takes that (what it assumes is) free block. </text:span><text:span text:style-name="T74">We now have a double allocation, which is a very bad situation to be in. </text:span><text:span text:style-name="T75">Locking the lists hence prevents this, as all readers are put into a “blocked” state until it is safe f</text:span><text:span text:style-name="T76">or them to continue (which is the same in the inverse case for the writers). </text:span><text:span text:style-name="T72"><text:s/></text:span></text:p>
      <text:p text:style-name="P44"/>
      <text:p text:style-name="P43"/>
      <text:p text:style-name="P43"/>
      <text:p text:style-name="P43"/>
      <text:p text:style-name="P43"/>
      <text:p text:style-name="P8"><text:soft-page-break/><text:toc-mark-start text:id="IMark94664343923752" text:outline-level="1"/>E<text:span text:style-name="T127">xperiment</text:span><text:toc-mark-end text:id="IMark94664343923752"/><text:span text:style-name="T127">:</text:span></text:p>
      <text:p text:style-name="P47"><text:toc-mark-start text:id="IMark94664377130584" text:outline-level="2"/><text:span text:style-name="T27">Experiment Data</text:span><text:toc-mark-end text:id="IMark94664377130584"/><text:span text:style-name="T34"> </text:span></text:p>
      <text:p text:style-name="P38"><text:span text:style-name="T34">S</text:span><text:span text:style-name="T88">imilar to assignment 1, </text:span><text:span text:style-name="T82">we must devise a method to fully test the efficiency </text:span><text:span text:style-name="T83">of the allocator. As before, we will expose it to extreme situations, varying the number of </text:span><text:span text:style-name="T84">initial allocations </text:span><text:span text:style-name="T85">(to fragment the list a bit) </text:span><text:span text:style-name="T86">and seeing how the </text:span><text:span text:style-name="T87">allocator reacts after it has a simulated run time of </text:span><text:span text:style-name="T21">n</text:span><text:span text:style-name="T87"> (where n is a long time from first program run where the list is very fragmented). </text:span><text:span text:style-name="T89">For this assignment, the following sizes have been chosen </text:span><text:span text:style-name="T90">for initial allocation</text:span><text:span text:style-name="T89">:</text:span></text:p>
      <text:list xml:id="list1882999938" text:style-name="L2">
        <text:list-item>
          <text:p text:style-name="P28">A struct of size 41-bytes (the struct is “packed” and the padding ommited)</text:p>
        </text:list-item>
        <text:list-item>
          <text:p text:style-name="P29">A struct of size 113-bytes</text:p>
        </text:list-item>
        <text:list-item>
          <text:p text:style-name="P29">A struct of size 512-bytes</text:p>
        </text:list-item>
        <text:list-item>
          <text:p text:style-name="P45"><text:span text:style-name="T28">A struct of size 1024-bytes </text:span><text:span text:style-name="T33">(1KiB)</text:span></text:p>
        </text:list-item>
      </text:list>
      <text:p text:style-name="P46"><text:span text:style-name="T33"/></text:p>
      <text:p text:style-name="P39"><text:span text:style-name="T33">A</text:span><text:span text:style-name="T92">s before, this gives a rough approximation o</text:span><text:span text:style-name="T91">f various allocations </text:span><text:span text:style-name="T93">that may be performed during general </text:span><text:span text:style-name="T94">execution of a small to medium sized program </text:span><text:span text:style-name="T95">(where dynamic allocation may be used more sparingly). </text:span></text:p>
      <text:p text:style-name="P37"><text:span text:style-name="T89"/></text:p>
      <text:p text:style-name="P31"/>
      <text:p text:style-name="P17"><text:toc-mark-start text:id="IMark94664377130584" text:outline-level="2"/><text:span text:style-name="T25">Experiment M</text:span><text:span text:style-name="T26">ethod</text:span><text:toc-mark-end text:id="IMark94664377130584"/></text:p>
      <text:p text:style-name="P40"><text:span text:style-name="T35">W</text:span><text:span text:style-name="T96">e can now devise a method to test the allocator, with the caveat that this time we are less interested in the allocation methods </text:span><text:span text:style-name="T22">themselves</text:span><text:span text:style-name="T96">, (I.e how they deal with space complexity/fragmentation) but instead are more interested in how they work under a multithreaded conditions, when multiple threads are requesting to use the allocator. </text:span></text:p>
      <text:p text:style-name="P40"><text:span text:style-name="T96"/></text:p>
      <text:p text:style-name="P41"><text:span text:style-name="T96">A</text:span><text:span text:style-name="T97">s in Assignment 1, a number of random blocks are allocated to fragment the list. This value is hardcoded by a preprocessor #define value. </text:span><text:span text:style-name="T98">These allocations are tt</text:span><text:span text:style-name="T99">hen deallocated at random, </text:span><text:span text:style-name="T100">leaving some in the free list (as we may have a few deallocation “misses” so to speak). </text:span><text:span text:style-name="T101">When this has been completed, the experiment code will then spawn 1, 4 or 8 different threads in which each of these threads </text:span><text:span text:style-name="T102">will begin allocating a portion </text:span><text:span text:style-name="T103">of </text:span><text:span text:style-name="T104">the total number of allocations per thread (which is hard capped at 4096 total allocations). That is, for 4 threads, each thread will perform 4069/4=1024 allocations, 8 threads 4096/8=</text:span><text:span text:style-name="T105">512 etc. </text:span><text:span text:style-name="T106">E</text:span><text:span text:style-name="T107">ach of these threads performs a</text:span><text:span text:style-name="T108"> random allocation of a size between 1 and 1024 (not inclusive) </text:span><text:span text:style-name="T109">which is then stored in a T</text:span><text:span text:style-name="T110">hread l</text:span><text:span text:style-name="T111">ocal array. </text:span><text:span text:style-name="T112">Having each thread perform only a portion of the total allocations </text:span><text:span text:style-name="T113">is an attempt at simulating the allocator working concurrently on a globally shared dataset. However, due to overheads etc</text:span><text:span text:style-name="T114">etera present in the POSIX libraries (I.e spawning a thread), as well as </text:span><text:span text:style-name="T115">call overheads</text:span><text:span text:style-name="T113">, this will obviously not entirely </text:span><text:span text:style-name="T116">give the same result. It is however close enough that we can get a relatively accurate insight into how the allocator reacts </text:span><text:span text:style-name="T117">in a multithreaded situation.</text:span></text:p>
      <text:p text:style-name="P41"><text:span text:style-name="T117"/></text:p>
      <text:p text:style-name="P42"><text:span text:style-name="T117">A</text:span><text:span text:style-name="T118">t the end of the test run, the program outputs the total time it took. Note that this time is a time between when the </text:span><text:span text:style-name="T23">pthread_create</text:span><text:span text:style-name="T118"> loop is called, and when </text:span><text:span text:style-name="T23">thread_join</text:span><text:span text:style-name="T118"> is called. This will no doubt occur a significant timing penalty, and may change the accuracy of the results shown below. </text:span><text:span text:style-name="T119">Each test was run 16 times for 1, 4 and 8 thread runs. </text:span><text:span text:style-name="T120">The data was then colated into the below graphs. </text:span></text:p>
      <text:p text:style-name="P42"><text:span text:style-name="T118"/></text:p>
      <text:p text:style-name="P42"><text:span text:style-name="T118"/></text:p>
      <text:p text:style-name="P42"><text:span text:style-name="T118"/></text:p>
      <text:p text:style-name="P42"><text:span text:style-name="T118"/></text:p>
      <text:p text:style-name="P42"><text:span text:style-name="T118"/></text:p>
      <text:p text:style-name="P13"><text:soft-page-break/></text:p>
      <text:p text:style-name="P9"><text:toc-mark-start text:id="IMark94664377130584" text:outline-level="2"/>Timing Analysis<text:toc-mark-end text:id="IMark94664377130584"/></text:p>
      <text:p text:style-name="P48"><text:span text:style-name="T36"/></text:p>
      <text:p text:style-name="P32"><text:span text:style-name="T37"/></text:p>
      <text:p text:style-name="P14"/>
      <text:p text:style-name="P20"><text:toc-mark-start text:id="IMark94664385934280" text:outline-level="1"/><text:span text:style-name="T124">R</text:span><text:span text:style-name="T125">ecommended Improvements</text:span><text:toc-mark-end text:id="IMark94664385934280"/><text:span text:style-name="T123">:</text:span></text:p>
      <text:p text:style-name="P35"><text:span text:style-name="T38"/></text:p>
      <text:p text:style-name="P12"/>
      <text:p text:style-name="P18"><text:toc-mark-start text:id="IMark94664343923752" text:outline-level="1"/><text:span text:style-name="T124">C</text:span><text:span text:style-name="T123">onclusion</text:span><text:toc-mark-end text:id="IMark94664343923752"/><text:span text:style-name="T123">:</text:span></text:p>
      <text:p text:style-name="P19"><text:span text:style-name="T39"/></text:p>
      <text:p text:style-name="P30"/>
      <text:p text:style-name="P30"/>
      <text:p text:style-name="P30"/>
      <text:p text:style-name="P30"/>
      <text:p text:style-name="P21"><text:toc-mark-start text:id="IMark94664343923752" text:outline-level="1"/><text:span text:style-name="T126">References</text:span><text:toc-mark-end text:id="IMark94664343923752"/><text:span text:style-name="T123">:</text:span></text:p>
      <text:p text:style-name="P25"><text:bookmark text:name="js-reference-string-0"/><text:span text:style-name="T39">[1]"Buddy memory allocation", </text:span><text:span text:style-name="T24">En.wikipedia.org</text:span><text:span text:style-name="T39">, 2019. [Online]. Available: https://en.wikipedia.org/wiki/Buddy_memory_allocation. [Accessed: 06- Sep- 2019].</text:span></text:p>
      <text:p text:style-name="P25"><text:bookmark text:name="js-reference-string-1"/><text:span text:style-name="T39">[2]"Physical Page Allocation", </text:span><text:span text:style-name="T24">Kernel.org</text:span><text:span text:style-name="T39">, 2019. [Online]. Available: https://www.kernel.org/doc/gorman/html/understand/understand009.html. [Accessed: 06- Sep- 2019].</text:span></text:p>
      <text:p text:style-name="P30">https://docs.oracle.com/cd/E37838_01/index.htm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3T13:29:14.958777674</meta:creation-date>
    <dc:date>2019-10-17T02:08:41.952499806</dc:date>
    <meta:editing-duration>P1DT3H10M56S</meta:editing-duration>
    <meta:editing-cycles>584</meta:editing-cycles>
    <meta:generator>LibreOffice/6.3.2.2$Linux_X86_64 LibreOffice_project/30$Build-2</meta:generator>
    <meta:document-statistic meta:table-count="0" meta:image-count="0" meta:object-count="0" meta:page-count="5" meta:paragraph-count="43" meta:word-count="1233" meta:character-count="7479" meta:non-whitespace-character-count="6284"/>
  </office:meta>
</office:document-meta>
</file>